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21F0000633800003B88B8C95644103BE05F.svm" manifest:media-type=""/>
  <manifest:file-entry manifest:full-path="Pictures/2000021F0000633800003B8865A85292412838FA.pdf" manifest:media-type="application/pdf"/>
  <manifest:file-entry manifest:full-path="Pictures/200001FD0000633800003B886A326C1B8115C9D1.svm" manifest:media-type=""/>
  <manifest:file-entry manifest:full-path="Pictures/2000053000003B8800007710A6B48622602565DE.pdf" manifest:media-type="application/pdf"/>
  <manifest:file-entry manifest:full-path="Pictures/2000050900003B8800007710A7DF06F9347B8296.svm" manifest:media-type=""/>
  <manifest:file-entry manifest:full-path="Pictures/2000053000003B8800007710BCE6E46A059CA45E.svm" manifest:media-type=""/>
  <manifest:file-entry manifest:full-path="Pictures/2000060300003B88000077104F8C691777603A8B.svm" manifest:media-type=""/>
  <manifest:file-entry manifest:full-path="Pictures/200004F00000633800003B88FBE5C30CE672E1DD.pdf" manifest:media-type="application/pdf"/>
  <manifest:file-entry manifest:full-path="Pictures/200002900000633800003B8822A71ADFF5A96C78.pdf" manifest:media-type="application/pdf"/>
  <manifest:file-entry manifest:full-path="Pictures/200004EC0000633800003B8873D22ADA34D27D6E.pdf" manifest:media-type="application/pdf"/>
  <manifest:file-entry manifest:full-path="Pictures/200004EC0000633800003B88404940784BBB59EF.svm" manifest:media-type=""/>
  <manifest:file-entry manifest:full-path="Pictures/2000050900003B8800007710A3F10C844E3FF0FD.pdf" manifest:media-type="application/pdf"/>
  <manifest:file-entry manifest:full-path="Pictures/200001FB0000633800003B88B819AAF43F2D642D.svm" manifest:media-type=""/>
  <manifest:file-entry manifest:full-path="Pictures/200001E00000633800003B88A501A8C71FD3A17D.svm" manifest:media-type=""/>
  <manifest:file-entry manifest:full-path="Pictures/200002080000633800003B888AC0A8F46C7E821B.svm" manifest:media-type=""/>
  <manifest:file-entry manifest:full-path="Pictures/2000052D00003B8800007710A71D0F768C059C3D.pdf" manifest:media-type="application/pdf"/>
  <manifest:file-entry manifest:full-path="Pictures/1000000000000020000000204B249CA79A42C6D7.png" manifest:media-type="image/png"/>
  <manifest:file-entry manifest:full-path="Pictures/200004F00000633800003B889122BC5EA6D9725B.svm" manifest:media-type=""/>
  <manifest:file-entry manifest:full-path="Pictures/200002900000633800003B88B231751EB96F6D94.svm" manifest:media-type=""/>
  <manifest:file-entry manifest:full-path="Pictures/2000060300003B8800007710D7BF41E857D3DE66.pdf" manifest:media-type="application/pdf"/>
  <manifest:file-entry manifest:full-path="Pictures/200002080000633800003B8872A11726E0897447.pdf" manifest:media-type="application/pdf"/>
  <manifest:file-entry manifest:full-path="Pictures/200001E00000633800003B88D304BAAFBC75BF1C.pdf" manifest:media-type="application/pdf"/>
  <manifest:file-entry manifest:full-path="Pictures/2000052D00003B88000077109C7720DFE1C69907.svm" manifest:media-type=""/>
  <manifest:file-entry manifest:full-path="Pictures/200001FB0000633800003B885F58AF2893F7ED5B.pdf" manifest:media-type="application/pdf"/>
  <manifest:file-entry manifest:full-path="Pictures/200001FD0000633800003B88FA8F980B1EF50989.pdf" manifest:media-type="application/p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6pt" style:font-size-complex="36pt"/>
    </style:style>
    <style:style style:name="T3" style:family="text">
      <style:text-properties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68cm" svg:y="8.888cm" presentation:class="title" presentation:user-transformed="true">
          <draw:text-box>
            <text:p>some (bad) data-analysi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10.495cm" svg:height="20.995cm" svg:x="1.818cm" svg:y="0.04cm">
          <draw:image xlink:href="Pictures/2000052D00003B8800007710A71D0F768C059C3D.pdf" xlink:type="simple" xlink:show="embed" xlink:actuate="onLoad">
            <text:p/>
          </draw:image>
          <draw:image xlink:href="Pictures/2000052D00003B88000077109C7720DFE1C69907.svm" xlink:type="simple" xlink:show="embed" xlink:actuate="onLoad"/>
        </draw:frame>
        <draw:frame draw:style-name="gr2" draw:text-style-name="P2" draw:layer="layout" svg:width="10.497cm" svg:height="20.997cm" svg:x="14.431cm" svg:y="0.002cm">
          <draw:image xlink:href="Pictures/2000053000003B8800007710A6B48622602565DE.pdf" xlink:type="simple" xlink:show="embed" xlink:actuate="onLoad">
            <text:p/>
          </draw:image>
          <draw:image xlink:href="Pictures/2000053000003B8800007710BCE6E46A059CA45E.svm" xlink:type="simple" xlink:show="embed" xlink:actuate="onLoad"/>
        </draw:frame>
        <draw:frame draw:style-name="gr3" draw:text-style-name="P3" draw:layer="layout" svg:width="16.489cm" svg:height="1.665cm" draw:transform="rotate (1.5707963267949) translate (0.139cm 18.306cm)">
          <draw:text-box>
            <text:p><text:span text:style-name="T1">How long it took to register</text:span></text:p>
          </draw:text-box>
        </draw:frame>
        <draw:polyline draw:style-name="gr4" draw:text-style-name="P2" xml:id="id1" draw:id="id1" draw:layer="layout" svg:width="1.881cm" svg:height="2.323cm" svg:x="1.379cm" svg:y="16.531cm" svg:viewBox="0 0 1882 2324" draw:points="0,0 1882,23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4" draw:text-style-name="P2" draw:layer="layout" svg:x1="10.086cm" svg:y1="14.043cm" svg:x2="7.015cm" svg:y2="15.259cm">
          <text:p/>
        </draw:line>
        <draw:line draw:style-name="gr4" draw:text-style-name="P2" draw:layer="layout" svg:x1="9.299cm" svg:y1="13.382cm" svg:x2="7.083cm" svg:y2="13.382cm">
          <text:p/>
        </draw:line>
        <draw:polyline draw:style-name="gr4" draw:text-style-name="P2" xml:id="id3" draw:id="id3" draw:layer="layout" svg:width="2.215cm" svg:height="0cm" svg:x="24.795cm" svg:y="2.886cm" svg:viewBox="0 0 2216 0" draw:points="2216,0 0,0">
          <text:p/>
        </draw:polyline>
        <draw:frame draw:style-name="gr2" draw:text-style-name="P2" draw:layer="layout" svg:width="10.495cm" svg:height="20.995cm" svg:x="2.192cm" svg:y="0.001cm">
          <draw:image xlink:href="Pictures/2000060300003B8800007710D7BF41E857D3DE66.pdf" xlink:type="simple" xlink:show="embed" xlink:actuate="onLoad">
            <text:p/>
          </draw:image>
          <draw:image xlink:href="Pictures/2000060300003B88000077104F8C691777603A8B.svm" xlink:type="simple" xlink:show="embed" xlink:actuate="onLoad"/>
        </draw:frame>
        <draw:polyline draw:style-name="gr4" draw:text-style-name="P2" xml:id="id2" draw:id="id2" draw:layer="layout" svg:width="2.215cm" svg:height="2.802cm" svg:x="11.443cm" svg:y="16.191cm" svg:viewBox="0 0 2216 2803" draw:points="2216,0 0,2803">
          <text:p/>
        </draw:polyline>
        <draw:frame draw:style-name="gr2" draw:text-style-name="P2" draw:layer="layout" svg:width="10.497cm" svg:height="20.997cm" svg:x="14.018cm" svg:y="0.039cm">
          <draw:image xlink:href="Pictures/2000050900003B8800007710A3F10C844E3FF0FD.pdf" xlink:type="simple" xlink:show="embed" xlink:actuate="onLoad">
            <text:p/>
          </draw:image>
          <draw:image xlink:href="Pictures/2000050900003B8800007710A7DF06F9347B8296.svm" xlink:type="simple" xlink:show="embed" xlink:actuate="onLoad"/>
        </draw:frame>
        <draw:polyline draw:style-name="gr4" draw:text-style-name="P2" xml:id="id4" draw:id="id4" draw:layer="layout" svg:width="2.215cm" svg:height="0cm" svg:x="24.935cm" svg:y="18.851cm" svg:viewBox="0 0 2216 0" draw:points="2216,0 0,0">
          <text:p/>
        </draw:polyline>
        <draw:frame draw:style-name="gr5" draw:text-style-name="P3" draw:layer="layout" svg:width="20.602cm" svg:height="3.079cm" draw:transform="rotate (1.5707963267949) translate (0.04cm 20.737cm)">
          <draw:text-box>
            <text:p><text:span text:style-name="T1">How many questions you answer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6.176cm" svg:height="16.409cm" svg:x="1.322cm" svg:y="2.279cm">
          <draw:image xlink:href="Pictures/200004EC0000633800003B8873D22ADA34D27D6E.pdf" xlink:type="simple" xlink:show="embed" xlink:actuate="onLoad">
            <text:p/>
          </draw:image>
          <draw:image xlink:href="Pictures/200004EC0000633800003B88404940784BBB59EF.svm" xlink:type="simple" xlink:show="embed" xlink:actuate="onLoad"/>
        </draw:frame>
        <draw:frame draw:style-name="gr5" draw:text-style-name="P6" draw:layer="layout" svg:width="20.819cm" svg:height="3.079cm" draw:transform="rotate (1.5707963267949) translate (0.101cm 20.901cm)">
          <draw:text-box>
            <text:p text:style-name="P5"><text:span text:style-name="T2">Multidimensional scaling stuff for shizz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6.56cm" svg:height="16.407cm" svg:x="1.323cm" svg:y="2.28cm">
          <draw:image xlink:href="Pictures/200004F00000633800003B88FBE5C30CE672E1DD.pdf" xlink:type="simple" xlink:show="embed" xlink:actuate="onLoad">
            <text:p/>
          </draw:image>
          <draw:image xlink:href="Pictures/200004F00000633800003B889122BC5EA6D9725B.svm" xlink:type="simple" xlink:show="embed" xlink:actuate="onLoad"/>
        </draw:frame>
        <draw:frame draw:style-name="gr5" draw:text-style-name="P6" draw:layer="layout" svg:width="20.819cm" svg:height="3.079cm" draw:transform="rotate (1.5707963267949) translate (0.101cm 20.901cm)">
          <draw:text-box>
            <text:p text:style-name="P5"><text:span text:style-name="T2">Multidimensional scaling stuff for shizz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8cm" svg:height="16.405cm" svg:x="0.324cm" svg:y="2.281cm">
          <draw:image xlink:href="Pictures/200002080000633800003B8872A11726E0897447.pdf" xlink:type="simple" xlink:show="embed" xlink:actuate="onLoad">
            <text:p/>
          </draw:image>
          <draw:image xlink:href="Pictures/200002080000633800003B888AC0A8F46C7E821B.svm" xlink:type="simple" xlink:show="embed" xlink:actuate="onLoad"/>
        </draw:frame>
        <draw:polyline draw:style-name="gr4" draw:text-style-name="P2" xml:id="id5" draw:id="id5" draw:layer="layout" svg:width="1.092cm" svg:height="6.051cm" svg:x="6.437cm" svg:y="9cm" svg:viewBox="0 0 1093 6052" draw:points="1093,0 0,6052">
          <text:p/>
        </draw:polyline>
        <draw:polyline draw:style-name="gr4" draw:text-style-name="P2" xml:id="id6" draw:id="id6" draw:layer="layout" svg:width="1.673cm" svg:height="5.78cm" svg:x="7.53cm" svg:y="9.271cm" svg:viewBox="0 0 1674 5781" draw:points="0,0 1674,5781">
          <text:p/>
        </draw:polyline>
        <draw:frame draw:style-name="gr6" draw:text-style-name="P6" draw:layer="layout" svg:width="20.819cm" svg:height="1.508cm" svg:x="2.434cm" svg:y="0.477cm">
          <draw:text-box>
            <text:p text:style-name="P5"><text:span text:style-name="T2">Why one does scienc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6cm" svg:height="16.403cm" svg:x="0.325cm" svg:y="2.282cm">
          <draw:image xlink:href="Pictures/200002900000633800003B8822A71ADFF5A96C78.pdf" xlink:type="simple" xlink:show="embed" xlink:actuate="onLoad">
            <text:p/>
          </draw:image>
          <draw:image xlink:href="Pictures/200002900000633800003B88B231751EB96F6D94.svm" xlink:type="simple" xlink:show="embed" xlink:actuate="onLoad"/>
        </draw:frame>
        <draw:polyline draw:style-name="gr4" draw:text-style-name="P2" xml:id="id7" draw:id="id7" draw:layer="layout" svg:width="3.286cm" svg:height="3.084cm" svg:x="4.809cm" svg:y="6.897cm" svg:viewBox="0 0 3287 3085" draw:points="3287,0 0,3085">
          <text:p/>
        </draw:polyline>
        <draw:polyline draw:style-name="gr4" draw:text-style-name="P2" xml:id="id8" draw:id="id8" draw:layer="layout" svg:width="5.562cm" svg:height="8.75cm" svg:x="7.915cm" svg:y="6.897cm" svg:viewBox="0 0 5563 8751" draw:points="0,0 5563,8751">
          <text:p/>
        </draw:polyline>
        <draw:frame draw:style-name="gr6" draw:text-style-name="P6" draw:layer="layout" svg:width="20.819cm" svg:height="1.508cm" svg:x="2.434cm" svg:y="0.477cm">
          <draw:text-box>
            <text:p text:style-name="P5"><text:span text:style-name="T2">Why one does scienc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2cm" svg:height="16.399cm" svg:x="0.327cm" svg:y="3.084cm">
          <draw:image xlink:href="Pictures/200001E00000633800003B88D304BAAFBC75BF1C.pdf" xlink:type="simple" xlink:show="embed" xlink:actuate="onLoad">
            <text:p/>
          </draw:image>
          <draw:image xlink:href="Pictures/200001E00000633800003B88A501A8C71FD3A17D.svm" xlink:type="simple" xlink:show="embed" xlink:actuate="onLoad"/>
        </draw:frame>
        <draw:frame draw:style-name="gr6" draw:text-style-name="P6" draw:layer="layout" svg:width="20.819cm" svg:height="1.508cm" svg:x="2.434cm" svg:y="0.477cm">
          <draw:text-box>
            <text:p text:style-name="P5"><text:span text:style-name="T2">Where will one go… (hard to ca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4cm" svg:height="16.401cm" svg:x="0.326cm" svg:y="2.983cm">
          <draw:image xlink:href="Pictures/200001FB0000633800003B885F58AF2893F7ED5B.pdf" xlink:type="simple" xlink:show="embed" xlink:actuate="onLoad">
            <text:p/>
          </draw:image>
          <draw:image xlink:href="Pictures/200001FB0000633800003B88B819AAF43F2D642D.svm" xlink:type="simple" xlink:show="embed" xlink:actuate="onLoad"/>
        </draw:frame>
        <draw:polyline draw:style-name="gr4" draw:text-style-name="P2" xml:id="id9" draw:id="id9" draw:layer="layout" svg:width="3.286cm" svg:height="3.084cm" svg:x="6.686cm" svg:y="3.812cm" svg:viewBox="0 0 3287 3085" draw:points="3287,0 0,3085">
          <text:p/>
        </draw:polyline>
        <draw:frame draw:style-name="gr6" draw:text-style-name="P6" draw:layer="layout" svg:width="20.819cm" svg:height="1.508cm" svg:x="2.434cm" svg:y="0.477cm">
          <draw:text-box>
            <text:p text:style-name="P5"><text:span text:style-name="T2">Where will one go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4cm" svg:height="16.401cm" svg:x="0.326cm" svg:y="2.283cm">
          <draw:image xlink:href="Pictures/200001FD0000633800003B88FA8F980B1EF50989.pdf" xlink:type="simple" xlink:show="embed" xlink:actuate="onLoad">
            <text:p/>
          </draw:image>
          <draw:image xlink:href="Pictures/200001FD0000633800003B886A326C1B8115C9D1.svm" xlink:type="simple" xlink:show="embed" xlink:actuate="onLoad"/>
        </draw:frame>
        <draw:frame draw:style-name="gr6" draw:text-style-name="P6" draw:layer="layout" svg:width="20.819cm" svg:height="1.508cm" svg:x="2.435cm" svg:y="0.777cm">
          <draw:text-box>
            <text:p text:style-name="P5"><text:span text:style-name="T2">Are you funn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2cm" svg:height="16.399cm" svg:x="0.327cm" svg:y="2.984cm">
          <draw:image xlink:href="Pictures/2000021F0000633800003B8865A85292412838FA.pdf" xlink:type="simple" xlink:show="embed" xlink:actuate="onLoad">
            <text:p/>
          </draw:image>
          <draw:image xlink:href="Pictures/2000021F0000633800003B88B8C95644103BE05F.svm" xlink:type="simple" xlink:show="embed" xlink:actuate="onLoad"/>
        </draw:frame>
        <draw:polyline draw:style-name="gr4" draw:text-style-name="P2" xml:id="id10" draw:id="id10" draw:layer="layout" svg:width="0cm" svg:height="3.084cm" svg:x="14.108cm" svg:y="11.168cm" svg:viewBox="0 0 0 3085" draw:points="0,0 0,3085">
          <text:p/>
        </draw:polyline>
        <draw:frame draw:style-name="gr6" draw:text-style-name="P6" draw:layer="layout" svg:width="20.819cm" svg:height="1.508cm" svg:x="2.435cm" svg:y="0.777cm">
          <draw:text-box>
            <text:p text:style-name="P5"><text:span text:style-name="T2">Are you funn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(fallacious) conclusions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Plant ecology where busy</text:p>
              </text:list-item>
              <text:list-item>
                <text:p text:style-name="P7">Dreams don’t match your vision of the future</text:p>
              </text:list-item>
              <text:list-item>
                <text:p text:style-name="P7">Think of the non-academics</text:p>
              </text:list-item>
              <text:list-item>
                <text:p text:style-name="P7">Junior scientists are s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559cm" svg:stroke-color="#ff0000" draw:marker-start-width="1.041cm" draw:marker-end="Arrow" draw:marker-end-width="1.041cm" draw:fill="none" draw:fill-gradient-name="Gradient_20_2" draw:fill-hatch-name="Hatching_20_1" draw:fill-image-name="Bitmap_20_1" draw:shadow-offset-x="0.203cm" draw:shadow-offset-y="0.203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itz </meta:initial-creator>
    <meta:creation-date>2017-09-29T09:29:45.747820791</meta:creation-date>
    <dc:date>2017-09-29T14:26:23.699034958</dc:date>
    <dc:creator>Moritz</dc:creator>
    <meta:editing-duration>PT30M42S</meta:editing-duration>
    <meta:editing-cycles>7</meta:editing-cycles>
    <meta:generator>LibreOffice/5.3.1.2$Linux_X86_64 LibreOffice_project/30m0$Build-2</meta:generator>
    <meta:document-statistic meta:object-count="82"/>
  </office:meta>
</office:document-meta>
</file>